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2/01/17</text:p>
      <text:p text:style-name="Standard"/>
      <text:p text:style-name="P1"/>
      <text:p text:style-name="P1">Reading Notes: Lehoux 2007</text:p>
      <text:p text:style-name="P1"/>
      <text:p text:style-name="P2"><text:line-break/>Lehoux, Daryn. "<text:span text:style-name="T2">Drugs and the Delphic Oracle</text:span>." <text:span text:style-name="T1">Classical World</text:span> 101, no. 1 (2007): 41-56. doi:10.1353/clw.2007.0094.</text:p>
      <text:p text:style-name="P2"/>
      <text:p text:style-name="P2">Thesis:</text:p>
      <text:p text:style-name="P2"><text:tab/>This article covers the an extensive look into the Pythia of Apollo at Delphi and a possible they were able to conduct prophecies. <text:s/>The author specifically looks into the research made by other academics towards the explanation of intoxication. <text:s/>With a number of writings talking about how the oracles were using substances to induce their visions, Lehoux looks to argue this point by mentioning a a lack of evidence when it comes to the presence of the gases ethylene and benzene. <text:s/></text:p>
      <text:p text:style-name="P2"/>
      <text:p text:style-name="P2">Evidence:</text:p>
      <text:p text:style-name="P2"><text:tab/>Lehoux begins the article by challenging a term given to the Oracles in an unnamed news sources, the name “gas huffers”(41). <text:s/>Lehoux however brings in the evidence that the original thoughts towards the presence of gases came from assumptions due to seismic shifts (42). <text:s/>The author moves on to argue against historians H.A. Spiller, J.R. Hale and J.Z. de Boer's point on the presence of ethylene gas. <text:s/>Lehoux mentions that this information was very exciting to all those who read it when it was first brought to scholarship (42). <text:s/>In the next few pages Lehoux mentions a paper that they collaborated on that brought forth a hypothesis claiming that ethylene does not cause psychoactive symptoms (43). <text:s/>Lehoux mentions that all the writings about the oracles on a drug are all possibilities and nothing was observed from the site itself (44). <text:s/>Lehuox continues to argue the work by the historians, providing the fact that there is little evidence for the presence of the Ethylene gas is not a believable viewpoint (45). <text:s text:c="2"/>Lehoux then looks into the ancient evidence from the writings of Plutarch regarding the oracle. <text:s/>Lehoux mentions the strength of the gods including the fact the the gods created the visions yet the oracle was no deity (46). Lehoux goes on to continue the discussion regarding the gases supposedly inhaled by the oracles. <text:s/>Lehoux mentions that the invocation for exhalations does not 100% equal the use of gas vapors (47). <text:s/>However Lehoux moves back to combating De Boer's claims as well as the account in Plutarch’s texts. <text:s/>Lehoux uncovering the theory that the accounts from Lamprias is not as accurate as we are lead to believe. <text:s text:c="2"/>Lehoux goes on to write that the claims in these texts are implausible making this account less creatable (48). <text:s/>The author continues to debunk the theories of Plutarch and de Boer by mentioning that their accounts of the oracles would not be in full cooperation. <text:s/>Lehoux states that the two would disagree on several points including their explanation of the gases and vapors (49). <text:s/>The author does mention at the end of the paragraph that the oracles would not have been intoxicated since the gases that are said to be there do not offer a psychedelic trance (49). <text:s/>Lehoux dissects the arguments made by de Boer and he mentions that the amounts of gas that was claimed to be there does typically appear in springs (50). <text:s/>Lehoux goes on to site psychologist William James mentioning that he was part of a study to list drugs and ethylene was on this list. <text:s/>The List briefly mentioned the gas yet the account from De Boer mentions nitrous oxide as well as ethylene (53). <text:s/><text:soft-page-break/>Lehoux closes the article by making more claims against the thought of Ethylene being the cause of the oracle's visions, Lehoux mentions that the side effects of ethylene would produce more violent reactions to an over intoxication (54). </text:p>
      <text:p text:style-name="P2"><text:s/></text:p>
      <text:p text:style-name="P2">Conclusion/Reaction:</text:p>
      <text:p text:style-name="P2"><text:tab/>Lehoux, at the end of the article, closes with the thought that the claim of ethylene gas deposits in the oracle's chamber is not a correct thought. <text:s/>Lehoux still credits gases to be the reasons the oracles could have visions in the first place yet it is clear that the gases are not ethylene. <text:s text:c="2"/>Lehoux mentions that not only the historians Spiller, Hale and De Boer's argument had a few holes, Lehoux also challenges Plutarch's account of the oracle. <text:s/>Lehoux closes the article with the thought that there must be multiple agents that went into the oracular visions and prophecies and not just a single cause. <text:s/>EN: As soon as I located this article I knew I wanted to write the reading notes for this article. <text:s/>The author breaks down the previous assumptions regarding the oracular visions and provides convincing evidence to believe otherwise. <text:s/>Lehoux examines a table from <text:s/>Spiller, Hale and De Boer's paper and investigates the sources used in the research. <text:s/>Lehoux spends a great deal of the article dissecting the another paper, and this was one down side to the article. <text:s/>The author does make a decent argument against the oracle being under the influence of the gases ethylene and nitrous oxide making sure to end with the thought that one thing could not have caused the oracular vision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2:21:41</meta:creation-date>
    <dc:date>2017-01-31T13:48:34</dc:date>
    <meta:editing-duration>PT14H39M59S</meta:editing-duration>
    <meta:editing-cycles>9</meta:editing-cycles>
    <meta:generator>OpenOffice.org/3.4.1$Unix OpenOffice.org_project/341m1$Build-9593</meta:generator>
    <meta:document-statistic meta:table-count="0" meta:image-count="0" meta:object-count="0" meta:page-count="2" meta:paragraph-count="13" meta:word-count="817" meta:character-count="4866"/>
  </office:meta>
</office:document-meta>
</file>